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917cm" draw:marker-start-width="1.566cm" draw:marker-end-width="1.566cm" draw:fill="none" draw:textarea-vertical-align="middle" fo:padding-top="0.574cm" fo:padding-bottom="0.574cm" fo:padding-left="0.699cm" fo:padding-right="0.699cm"/>
    </style:style>
    <style:style style:name="gr2" style:family="graphic" style:parent-style-name="standard">
      <style:graphic-properties svg:stroke-color="#000000" draw:fill-color="#0066ff" draw:textarea-horizontal-align="justify" draw:textarea-vertical-align="middle" draw:auto-grow-height="false" fo:min-height="0.131cm" fo:min-width="0.262cm"/>
    </style:style>
    <style:style style:name="gr3" style:family="graphic" style:parent-style-name="standard">
      <style:graphic-properties svg:stroke-color="#000000" draw:fill-color="#0066ff" draw:textarea-horizontal-align="justify" draw:textarea-vertical-align="middle" draw:auto-grow-height="false" fo:min-height="2.29cm" fo:min-width="1.532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274cm" fo:min-width="0cm"/>
    </style:style>
    <style:style style:name="gr5" style:family="graphic" style:parent-style-name="standard">
      <style:graphic-properties svg:stroke-color="#000000" draw:fill-color="#000000" draw:opacity="100%" draw:opacity-name="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3399ff" draw:textarea-horizontal-align="justify" draw:textarea-vertical-align="middle" draw:auto-grow-height="false" fo:min-height="1.909cm" fo:min-width="1.278cm"/>
    </style:style>
    <style:style style:name="gr8" style:family="graphic" style:parent-style-name="standard">
      <style:graphic-properties svg:stroke-color="#000000" draw:fill-color="#ff9900" draw:textarea-horizontal-align="justify" draw:textarea-vertical-align="middle" draw:auto-grow-height="false" fo:min-height="1.307cm" fo:min-width="0cm"/>
    </style:style>
    <style:style style:name="gr9" style:family="graphic" style:parent-style-name="standard">
      <style:graphic-properties svg:stroke-color="#000000" draw:fill-color="#ffffff" draw:opacity="100%" draw:opacity-name="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ff9900" draw:textarea-vertical-align="middle" draw:auto-grow-height="false" fo:min-height="1.529cm" fo:min-width="1.15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-color="#ffffff" draw:textarea-vertical-align="middle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1.02cm" fo:min-width="0.77cm"/>
    </style:style>
    <style:style style:name="gr14" style:family="graphic" style:parent-style-name="standard">
      <style:graphic-properties svg:stroke-color="#000000" draw:fill-color="#ff0000" draw:textarea-horizontal-align="justify" draw:textarea-vertical-align="middle" draw:auto-grow-height="false" fo:min-height="1.86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000000" draw:opacity="100%"/>
      <style:paragraph-properties fo:text-align="center"/>
    </style:style>
    <style:style style:name="P5" style:family="paragraph">
      <loext:graphic-properties draw:fill-color="#3399ff"/>
      <style:paragraph-properties fo:text-align="center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  <style:text-properties style:font-name="Ubuntu Condensed" fo:font-size="24pt"/>
    </style:style>
    <style:style style:name="P10" style:family="paragraph">
      <loext:graphic-properties draw:fill="none"/>
      <style:paragraph-properties fo:text-align="center"/>
      <style:text-properties style:font-name="Ubuntu Condensed" fo:font-size="24pt" style:font-size-asian="16pt" style:font-size-complex="16pt"/>
    </style:style>
    <style:style style:name="P11" style:family="paragraph">
      <loext:graphic-properties draw:fill-color="#ff0000"/>
      <style:paragraph-properties fo:text-align="center"/>
    </style:style>
    <style:style style:name="T1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8.656cm" svg:height="7.502cm" draw:transform="rotate (1.52978108937303) translate (4.17534059162335cm 22.7930143893351cm)" svg:viewBox="0 0 8657 7503" svg:d="M0 0c12142 0 7963 7503 7963 7503">
            <text:p/>
          </draw:path>
          <draw:g>
            <draw:custom-shape draw:style-name="gr2" draw:text-style-name="P2" draw:layer="layout" svg:width="0.762cm" svg:height="0.381cm" svg:x="3.794cm" svg:y="21.9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3.159cm" svg:y="22.33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5.28cm" svg:y="23.35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2.651cm" svg:y="23.35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127cm" svg:height="0.127cm" svg:x="3.921cm" svg:y="22.0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27cm" svg:height="0.127cm" svg:x="4.302cm" svg:y="22.0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3.286cm" svg:y="22.5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3.286cm" svg:y="22.5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6" draw:layer="layout" svg:width="0.889cm" svg:height="1.778cm" svg:x="3.731cm" svg:y="19.92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path draw:style-name="gr1" draw:text-style-name="P1" draw:layer="layout" svg:width="8.656cm" svg:height="7.502cm" draw:transform="rotate (1.52978108937303) translate (17.4283405916234cm 22.793014389335cm)" svg:viewBox="0 0 8657 7503" svg:d="M0 0c12142 0 7963 7503 7963 7503">
            <text:p/>
          </draw:path>
          <draw:g>
            <draw:custom-shape draw:style-name="gr2" draw:text-style-name="P2" draw:layer="layout" svg:width="0.762cm" svg:height="0.381cm" svg:x="17.047cm" svg:y="19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16.412cm" svg:y="19.63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18.533cm" svg:y="20.65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15.904cm" svg:y="20.6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127cm" svg:height="0.127cm" svg:x="17.174cm" svg:y="19.3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27cm" svg:height="0.127cm" svg:x="17.555cm" svg:y="19.3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16.539cm" svg:y="19.8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16.539cm" svg:y="19.8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6" draw:layer="layout" svg:width="1.651cm" svg:height="1.778cm" draw:transform="rotate (1.5707963267949) translate (16.539cm 18.7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path draw:style-name="gr1" draw:text-style-name="P1" draw:layer="layout" svg:width="8.656cm" svg:height="7.502cm" draw:transform="rotate (1.52978108937303) translate (30.5153405916233cm 22.793014389335cm)" svg:viewBox="0 0 8657 7503" svg:d="M0 0c12142 0 7963 7503 7963 7503">
            <text:p/>
          </draw:path>
          <draw:g>
            <draw:custom-shape draw:style-name="gr2" draw:text-style-name="P2" draw:layer="layout" svg:width="0.762cm" svg:height="0.381cm" draw:transform="rotate (-0.269478836507926) translate (30.574cm 19.215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draw:transform="rotate (-0.269478836507926) translate (29.862cm 19.413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draw:transform="rotate (-0.269478836507926) translate (31.635cm 20.958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draw:transform="rotate (-0.269478836507926) translate (29.102cm 20.25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127cm" svg:height="0.127cm" draw:transform="rotate (-0.269478836507926) translate (30.663cm 19.37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27cm" svg:height="0.127cm" draw:transform="rotate (-0.269478836507926) translate (31.031cm 19.4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draw:transform="rotate (-0.269478836507926) translate (29.916cm 19.69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draw:transform="rotate (-0.269478836507926) translate (29.916cm 19.6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6" draw:layer="layout" svg:width="0.889cm" svg:height="1.778cm" draw:transform="rotate (-0.269478836507926) translate (31.055cm 17.23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2" draw:style-name="dp1" draw:master-page-name="Default">
        <draw:g>
          <draw:path draw:style-name="gr1" draw:text-style-name="P1" draw:layer="layout" svg:width="8.656cm" svg:height="7.502cm" draw:transform="rotate (1.52978108937303) translate (4.22634059162335cm 11.2360143893351cm)" svg:viewBox="0 0 8657 7503" svg:d="M0 0c12142 0 7963 7503 7963 7503">
            <text:p/>
          </draw:path>
          <draw:g>
            <draw:custom-shape draw:style-name="gr2" draw:text-style-name="P2" draw:layer="layout" svg:width="0.762cm" svg:height="0.381cm" svg:x="3.845cm" svg:y="10.39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3.21cm" svg:y="10.77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5.331cm" svg:y="11.79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2.702cm" svg:y="11.79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127cm" svg:height="0.127cm" svg:x="3.972cm" svg:y="10.5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27cm" svg:height="0.127cm" svg:x="4.353cm" svg:y="10.5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3.337cm" svg:y="11.03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3.337cm" svg:y="11.03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6" draw:layer="layout" svg:width="0.889cm" svg:height="1.778cm" svg:x="3.782cm" svg:y="8.36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path draw:style-name="gr1" draw:text-style-name="P1" draw:layer="layout" svg:width="8.656cm" svg:height="7.502cm" draw:transform="rotate (1.52978108937303) translate (17.5763405916233cm 11.2360143893351cm)" svg:viewBox="0 0 8657 7503" svg:d="M0 0c12142 0 7963 7503 7963 7503">
            <text:p/>
          </draw:path>
          <draw:g>
            <draw:custom-shape draw:style-name="gr2" draw:text-style-name="P2" draw:layer="layout" svg:width="0.762cm" svg:height="0.381cm" svg:x="17.195cm" svg:y="7.69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16.56cm" svg:y="8.07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18.681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16.052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127cm" svg:height="0.127cm" svg:x="17.322cm" svg:y="7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27cm" svg:height="0.127cm" svg:x="17.703cm" svg:y="7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16.687cm" svg:y="8.33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16.687cm" svg:y="8.33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6" draw:layer="layout" svg:width="0.889cm" svg:height="1.778cm" svg:x="17.132cm" svg:y="5.6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path draw:style-name="gr1" draw:text-style-name="P1" draw:layer="layout" svg:width="8.656cm" svg:height="7.502cm" draw:transform="rotate (1.52978108937303) translate (4.20934059162335cm 28.0510143893351cm)" svg:viewBox="0 0 8657 7503" svg:d="M0 0c12142 0 7963 7503 7963 7503">
            <text:p/>
          </draw:path>
          <draw:g>
            <draw:custom-shape draw:style-name="gr2" draw:text-style-name="P2" draw:layer="layout" svg:width="0.762cm" svg:height="0.381cm" svg:x="3.828cm" svg:y="22.71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3.193cm" svg:y="23.09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5.314cm" svg:y="24.1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2.685cm" svg:y="24.1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127cm" svg:height="0.127cm" svg:x="3.955cm" svg:y="2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8" draw:layer="layout" svg:width="0.127cm" svg:height="0.127cm" svg:x="4.336cm" svg:y="2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3.32cm" svg:y="23.34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3.32cm" svg:y="23.34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6" draw:layer="layout" svg:width="1.651cm" svg:height="1.778cm" draw:transform="rotate (1.5707963267949) translate (3.32cm 22.46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path draw:style-name="gr1" draw:text-style-name="P1" draw:layer="layout" svg:width="8.656cm" svg:height="7.502cm" draw:transform="rotate (1.52978108937303) translate (30.4643405916234cm 11.2360143893351cm)" svg:viewBox="0 0 8657 7503" svg:d="M0 0c12142 0 7963 7503 7963 7503">
            <text:p/>
          </draw:path>
          <draw:g>
            <draw:custom-shape draw:style-name="gr2" draw:text-style-name="P2" draw:layer="layout" svg:width="0.762cm" svg:height="0.381cm" svg:x="30.083cm" svg:y="6.79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29.448cm" svg:y="7.17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31.569cm" svg:y="8.19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28.94cm" svg:y="8.1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127cm" svg:height="0.127cm" svg:x="30.21cm" svg:y="6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27cm" svg:height="0.127cm" svg:x="30.591cm" svg:y="6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29.575cm" svg:y="7.43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29.575cm" svg:y="7.43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6" draw:layer="layout" svg:width="0.889cm" svg:height="1.778cm" svg:x="30.02cm" svg:y="4.7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ellipse draw:style-name="gr12" draw:text-style-name="P8" draw:layer="layout" svg:width="6.35cm" svg:height="5.355cm" svg:x="4.1cm" svg:y="-1.967cm" draw:kind="cut" draw:start-angle="359.48" draw:end-angle="180.52">
              <text:p/>
            </draw:ellipse>
            <draw:custom-shape draw:style-name="gr13" draw:text-style-name="P10" draw:layer="layout" svg:width="1.27cm" svg:height="1.27cm" svg:x="3.13cm" svg:y="-0.27cm">
              <text:p text:style-name="P9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10.35cm" svg:y="-0.27cm">
              <text:p text:style-name="P9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6.705cm" svg:y="-3.08cm">
              <text:p text:style-name="P9"><text:span text:style-name="T1">10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1" draw:layer="layout" svg:width="0.381cm" svg:height="2.413cm" svg:x="7.185cm" svg:y="-1.8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ellipse draw:style-name="gr12" draw:text-style-name="P8" draw:layer="layout" svg:width="6.35cm" svg:height="5.355cm" svg:x="19.771cm" svg:y="14.833cm" draw:kind="cut" draw:start-angle="359.48" draw:end-angle="180.52">
              <text:p/>
            </draw:ellipse>
            <draw:custom-shape draw:style-name="gr13" draw:text-style-name="P10" draw:layer="layout" svg:width="1.27cm" svg:height="1.27cm" svg:x="18.801cm" svg:y="16.53cm">
              <text:p text:style-name="P9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26.021cm" svg:y="16.53cm">
              <text:p text:style-name="P9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22.376cm" svg:y="13.72cm">
              <text:p text:style-name="P9"><text:span text:style-name="T1">10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1" draw:layer="layout" svg:width="0.381cm" svg:height="2.413cm" svg:x="22.856cm" svg:y="14.9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path draw:style-name="gr1" draw:text-style-name="P1" draw:layer="layout" svg:width="8.656cm" svg:height="7.502cm" draw:transform="rotate (1.52978108937303) translate (19.7963405916234cm 28.0510143893351cm)" svg:viewBox="0 0 8657 7503" svg:d="M0 0c12142 0 7963 7503 7963 7503">
            <text:p/>
          </draw:path>
          <draw:g>
            <draw:g>
              <draw:custom-shape draw:style-name="gr2" draw:text-style-name="P2" draw:layer="layout" svg:width="0.762cm" svg:height="0.381cm" draw:transform="rotate (-0.26476644752754) translate (20.341cm 22.424cm)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2.032cm" svg:height="2.54cm" draw:transform="rotate (-0.26476644752754) translate (19.628cm 22.625cm)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0.419cm" svg:height="1.524cm" draw:transform="rotate (-0.26476644752754) translate (21.41cm 24.161cm)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0.419cm" svg:height="1.524cm" draw:transform="rotate (-0.26476644752754) translate (18.873cm 23.473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4" draw:layer="layout" svg:width="0.127cm" svg:height="0.127cm" draw:transform="rotate (-0.26476644752754) translate (20.431cm 22.57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0.127cm" svg:height="0.127cm" draw:transform="rotate (-0.26476644752754) translate (20.798cm 22.67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5" draw:layer="layout" svg:width="1.778cm" svg:height="2.159cm" draw:transform="rotate (-0.26476644752754) translate (19.685cm 22.903cm)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1.778cm" svg:height="2.159cm" draw:transform="rotate (-0.26476644752754) translate (19.685cm 22.903cm)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6" draw:layer="layout" svg:width="0.889cm" svg:height="1.778cm" draw:transform="rotate (-0.26476644752754) translate (20.811cm 20.45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  <draw:g>
          <draw:g>
            <draw:ellipse draw:style-name="gr12" draw:text-style-name="P8" draw:layer="layout" svg:width="6.35cm" svg:height="5.355cm" svg:x="17.45cm" svg:y="-1.967cm" draw:kind="cut" draw:start-angle="359.48" draw:end-angle="180.52">
              <text:p/>
            </draw:ellipse>
            <draw:custom-shape draw:style-name="gr13" draw:text-style-name="P10" draw:layer="layout" svg:width="1.27cm" svg:height="1.27cm" svg:x="16.48cm" svg:y="-0.27cm">
              <text:p text:style-name="P9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23.7cm" svg:y="-0.27cm">
              <text:p text:style-name="P9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20.055cm" svg:y="-3.08cm">
              <text:p text:style-name="P9"><text:span text:style-name="T1">10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1" draw:layer="layout" svg:width="0.381cm" svg:height="2.413cm" draw:transform="rotate (-0.242251700176813) translate (21.119cm -1.816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ellipse draw:style-name="gr12" draw:text-style-name="P8" draw:layer="layout" svg:width="6.35cm" svg:height="5.355cm" svg:x="30.338cm" svg:y="-1.967cm" draw:kind="cut" draw:start-angle="359.48" draw:end-angle="180.52">
              <text:p/>
            </draw:ellipse>
            <draw:custom-shape draw:style-name="gr13" draw:text-style-name="P10" draw:layer="layout" svg:width="1.27cm" svg:height="1.27cm" svg:x="29.368cm" svg:y="-0.27cm">
              <text:p text:style-name="P9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36.588cm" svg:y="-0.27cm">
              <text:p text:style-name="P9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32.943cm" svg:y="-3.08cm">
              <text:p text:style-name="P9"><text:span text:style-name="T1">10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1" draw:layer="layout" svg:width="0.381cm" svg:height="2.413cm" draw:transform="rotate (-0.723613507876849) translate (35.064cm -1.361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ellipse draw:style-name="gr12" draw:text-style-name="P8" draw:layer="layout" svg:width="6.35cm" svg:height="5.355cm" svg:x="4.083cm" svg:y="14.833cm" draw:kind="cut" draw:start-angle="359.48" draw:end-angle="180.52">
              <text:p/>
            </draw:ellipse>
            <draw:custom-shape draw:style-name="gr13" draw:text-style-name="P10" draw:layer="layout" svg:width="1.27cm" svg:height="1.27cm" svg:x="3.113cm" svg:y="16.53cm">
              <text:p text:style-name="P9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10.333cm" svg:y="16.53cm">
              <text:p text:style-name="P9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6.688cm" svg:y="13.72cm">
              <text:p text:style-name="P9"><text:span text:style-name="T1">10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1" draw:layer="layout" svg:width="0.381cm" svg:height="2.413cm" draw:transform="rotate (-0.980351440845215) translate (9.254cm 15.871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1:28:05.905071441</meta:creation-date>
    <dc:date>2018-03-25T12:28:25.414273856</dc:date>
    <meta:editing-duration>PT8M27S</meta:editing-duration>
    <meta:editing-cycles>2</meta:editing-cycles>
    <meta:generator>LibreOffice/5.1.6.2$Linux_X86_64 LibreOffice_project/10m0$Build-2</meta:generator>
    <meta:document-statistic meta:object-count="132"/>
  </office:meta>
</office:document-meta>
</file>